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é sur Ardherin : Si ajouté comme membre de l'équipe, "téléportations explosives" ok. Si perso invoqués, ""téléportations explosives" ne donn pas les dons</text:p>
      <text:p text:style-name="Standard"/>
      <text:p text:style-name="Standard">Conclusion :</text:p>
      <text:p text:style-name="Standard">Un perso invoqué ne peut pas gagner de dons. <text:span text:style-name="T1">Exit donc Téléportation explosie et Main du diable.</text:span></text:p>
      <text:p text:style-name="P1"/>
      <text:p text:style-name="P1">Tester si Tepeor explo donne doA</text:p>
      <text:p text:style-name="P1"/>
      <text:p text:style-name="P1">A mon ais ça depend si perso crée aec Slot inate ou n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0M49S</meta:editing-duration>
    <meta:editing-cycles>5</meta:editing-cycles>
    <meta:generator>OpenOffice/4.1.7$Win32 OpenOffice.org_project/417m1$Build-9800</meta:generator>
    <dc:date>2023-04-18T22:03:47.84</dc:date>
    <dc:creator>Julien Nio</dc:creator>
    <meta:document-statistic meta:table-count="0" meta:image-count="0" meta:object-count="0" meta:page-count="1" meta:paragraph-count="5" meta:word-count="61" meta:character-count="353"/>
    <meta:user-defined meta:name="Info 1"/>
    <meta:user-defined meta:name="Info 2"/>
    <meta:user-defined meta:name="Info 3"/>
    <meta:user-defined meta:name="Info 4"/>
  </office:meta>
</office:document-meta>
</file>